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P3" style:family="paragraph" style:parent-style-name="Standard" style:list-style-name="L2"/>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minder midterm thursday</text:p>
      <text:p text:style-name="Standard"/>
      <text:p text:style-name="Standard">requirements <text:s/>40 </text:p>
      <text:p text:style-name="Standard">design 50 </text:p>
      <text:p text:style-name="Standard">quality 10</text:p>
      <text:p text:style-name="Standard"/>
      <text:p text:style-name="Standard">know your id #</text:p>
      <text:p text:style-name="Standard"/>
      <text:p text:style-name="P1">software testing</text:p>
      <text:p text:style-name="P1"><text:span text:style-name="T4"/></text:p>
      <text:p text:style-name="P1"><text:span text:style-name="T4">what is testing?</text:span></text:p>
      <text:list xml:id="list341510968" text:style-name="L1">
        <text:list-item>
          <text:p text:style-name="P2"><text:span text:style-name="T1">One def</text:span><text:span text:style-name="T4">- running the program in order to find defects</text:span></text:p>
        </text:list-item>
        <text:list-item>
          <text:p text:style-name="P2"><text:span text:style-name="T4">testing can only prove presence of defects not their absence, testing cannot be used to prove the program correct. Because exhaustive testing is not possible due to the large number of possibilities</text:span></text:p>
        </text:list-item>
        <text:list-item>
          <text:p text:style-name="P2"><text:span text:style-name="T4">consider a program to solve a quadratic equation</text:span></text:p>
          <text:list>
            <text:list-item>
              <text:p text:style-name="P2"><text:span text:style-name="T4">need three 32 bit numbers as input. If we could test an input every nanosecond testing all possibilities would take 2.5 trillion years</text:span></text:p>
            </text:list-item>
          </text:list>
        </text:list-item>
        <text:list-item>
          <text:p text:style-name="P2"><text:span text:style-name="T4">another def: running a program to provides a general assessment of quality</text:span></text:p>
        </text:list-item>
        <text:list-item>
          <text:p text:style-name="P2"><text:span text:style-name="T4">although we cannot prove the program correct, testing does help assess quality; the better the test cases the better the assessment</text:span></text:p>
        </text:list-item>
        <text:list-item>
          <text:p text:style-name="P2"><text:span text:style-name="T4">white box- take advantage of knowing code</text:span></text:p>
        </text:list-item>
      </text:list>
      <text:p text:style-name="Standard"><text:span text:style-name="T4"/></text:p>
      <text:list xml:id="list964242566" text:continue-numbering="true" text:style-name="L1">
        <text:list-item>
          <text:p text:style-name="P2"><text:span text:style-name="T4">why is testing so despised?</text:span></text:p>
          <text:list>
            <text:list-item>
              <text:p text:style-name="P2"><text:span text:style-name="T4">The objective of testing is to find flaws in something you just painstakingly created</text:span></text:p>
            </text:list-item>
            <text:list-item>
              <text:p text:style-name="P2"><text:span text:style-name="T4">testing is destructive, not creative</text:span></text:p>
            </text:list-item>
          </text:list>
        </text:list-item>
        <text:list-item>
          <text:p text:style-name="P2"><text:span text:style-name="T4">testing objectives</text:span></text:p>
          <text:list>
            <text:list-item>
              <text:p text:style-name="P2"><text:span text:style-name="T4">testing is the process of executing a program with the intent of finding an error</text:span></text:p>
            </text:list-item>
            <text:list-item>
              <text:p text:style-name="P2"><text:span text:style-name="T4">a good test case has a high probability of finding an as-yet-undiscovered error</text:span></text:p>
            </text:list-item>
            <text:list-item>
              <text:p text:style-name="P2"><text:span text:style-name="T4">a successful test case is one that uncovers such an error</text:span></text:p>
            </text:list-item>
          </text:list>
        </text:list-item>
        <text:list-item>
          <text:p text:style-name="P2"><text:span text:style-name="T4">principles of testing</text:span></text:p>
          <text:list>
            <text:list-item>
              <text:p text:style-name="P2"><text:span text:style-name="T4">test should be traceable to the requirements: if the point of testing is to uncover errors, we want to uncover the errors that the customer thinks are the most severe</text:span></text:p>
            </text:list-item>
            <text:list-item>
              <text:p text:style-name="P2"><text:span text:style-name="T4">tests should be planned long before testing begins</text:span></text:p>
            </text:list-item>
          </text:list>
        </text:list-item>
      </text:list>
      <text:p text:style-name="Standard"><text:span text:style-name="T4"/></text:p>
      <text:list xml:id="list2113147550" text:continue-numbering="true" text:style-name="L1">
        <text:list-item>
          <text:p text:style-name="P2"><text:span text:style-name="T4">the 80/20 rules</text:span></text:p>
          <text:list>
            <text:list-item>
              <text:p text:style-name="P2"><text:span text:style-name="T4">80 % of errors in 20% of the code</text:span></text:p>
            </text:list-item>
          </text:list>
        </text:list-item>
        <text:list-item>
          <text:p text:style-name="P2"><text:span text:style-name="T4">exhausting testing not possible</text:span></text:p>
        </text:list-item>
        <text:list-item>
          <text:p text:style-name="P2"><text:span text:style-name="T4">testing should be done by an independent third party</text:span></text:p>
        </text:list-item>
      </text:list>
      <text:p text:style-name="Standard"><text:span text:style-name="T4"/></text:p>
      <text:list xml:id="list2158803478" text:continue-numbering="true" text:style-name="L1">
        <text:list-item>
          <text:p text:style-name="P2"><text:span text:style-name="T4">quality and testing</text:span></text:p>
          <text:list>
            <text:list-item>
              <text:p text:style-name="P2"><text:span text:style-name="T4">quality can be defined as conformace to specification → verification and serving a purpose –&gt; validation</text:span></text:p>
            </text:list-item>
            <text:list-item>
              <text:p text:style-name="P2"><text:span text:style-name="T4">verify the system against the design and the written specification</text:span></text:p>
            </text:list-item>
            <text:list-item>
              <text:p text:style-name="P2"><text:span text:style-name="T4">we validate the system against the actualy customer requirements</text:span></text:p>
            </text:list-item>
          </text:list>
        </text:list-item>
      </text:list>
      <text:p text:style-name="Standard"><text:span text:style-name="T4">analysis – system design – program design – impl(bottom of the v) – unit testing – system testing – acceptance testing</text:span></text:p>
      <text:p text:style-name="Standard"><text:soft-page-break/><text:span text:style-name="T4">white box – verification</text:span></text:p>
      <text:p text:style-name="Standard"><text:span text:style-name="T4">black box – verification and validation</text:span></text:p>
      <text:p text:style-name="Standard"><text:span text:style-name="T4"/></text:p>
      <text:p text:style-name="P1">testing stages or levels</text:p>
      <text:p text:style-name="Standard"><text:span text:style-name="T4">unit testing</text:span></text:p>
      <text:p text:style-name="Standard"><text:span text:style-name="T4">integration testing</text:span></text:p>
      <text:p text:style-name="Standard"><text:span text:style-name="T4">validation testing</text:span></text:p>
      <text:p text:style-name="Standard"><text:span text:style-name="T4">system testing</text:span></text:p>
      <text:p text:style-name="Standard"><text:span text:style-name="T4"/></text:p>
      <text:p text:style-name="P1">unit testing</text:p>
      <text:p text:style-name="Standard"><text:span text:style-name="T4">what is unit testing?</text:span></text:p>
      <text:list xml:id="list1516685723" text:style-name="L2">
        <text:list-item>
          <text:p text:style-name="P3"><text:span text:style-name="T4">Tests an individual module/component </text:span></text:p>
          <text:list>
            <text:list-item>
              <text:p text:style-name="P3"><text:span text:style-name="T4">done by programmers</text:span></text:p>
            </text:list-item>
            <text:list-item>
              <text:p text:style-name="P3"><text:span text:style-name="T4">black and white box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7T11:49:45</meta:creation-date>
    <dc:date>2009-10-27T13:30:17</dc:date>
    <meta:editing-duration>PT01H09M52S</meta:editing-duration>
    <meta:editing-cycles>4</meta:editing-cycles>
    <meta:generator>OpenOffice.org/3.0$Linux OpenOffice.org_project/300m15$Build-9379</meta:generator>
    <meta:document-statistic meta:table-count="0" meta:image-count="0" meta:object-count="0" meta:page-count="2" meta:paragraph-count="45" meta:word-count="389" meta:character-count="2196"/>
    <meta:user-defined meta:name="Info 1"/>
    <meta:user-defined meta:name="Info 2"/>
    <meta:user-defined meta:name="Info 3"/>
    <meta:user-defined meta:name="Info 4"/>
  </office:meta>
</office:document-meta>
</file>